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894cm" fo:min-width="3.5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1.5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15.58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4.07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24cm" fo:min-width="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24cm" fo:min-width="2.80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24cm" fo:min-width="3.98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24cm" fo:min-width="3.9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24cm" fo:min-width="1.05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07cm" fo:min-width="1.42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07cm" fo:min-width="1.5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39cm" fo:min-width="0.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39cm" fo:min-width="4.91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.26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24cm" fo:min-width="0.91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4.03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1.8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07cm" fo:min-width="0.192cm"/>
      <style:paragraph-properties style:writing-mode="lr-tb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draw:marker-start="" draw:fill="none" draw:fill-color="#729fcf" draw:textarea-horizontal-align="justify" draw:textarea-vertical-align="middle" draw:auto-grow-height="false" fo:min-height="0.647cm" fo:min-width="13.13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47cm" fo:min-width="6.31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47cm" fo:min-width="1.505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647cm" fo:min-width="13.13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647cm" fo:min-width="2.41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647cm" fo:min-width="4.31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48cm" fo:min-width="6.296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9" style:family="graphic" style:parent-style-name="standard">
      <style:graphic-properties draw:fill-color="#5eb91e" draw:textarea-horizontal-align="justify" draw:textarea-vertical-align="middle" draw:auto-grow-height="false" fo:min-height="0cm" fo:min-width="0.397cm"/>
      <style:paragraph-properties style:writing-mode="lr-tb"/>
    </style:style>
    <style:style style:name="gr30" style:family="graphic" style:parent-style-name="objectwithoutfill">
      <style:graphic-properties draw:stroke="dash" draw:stroke-dash="Long_20_Dot" draw:marker-end="Arrow" draw:marker-end-width="0.3cm" draw:fill="none" draw:textarea-vertical-align="middl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648cm" fo:min-width="0.419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647cm" fo:min-width="13.13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647cm" fo:min-width="0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48cm" fo:min-width="0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48cm" fo:min-width="11.26cm"/>
      <style:paragraph-properties style:writing-mode="lr-tb"/>
    </style:style>
    <style:style style:name="gr36" style:family="graphic" style:parent-style-name="objectwithoutfill">
      <style:graphic-properties draw:marker-end="Rounded_20_short_20_Arrow" draw:marker-end-width="0.3cm" draw:fill="none" draw:textarea-vertical-align="middl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1.72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6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3.1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 draw:fill-color="#729fcf"/>
      <style:paragraph-properties fo:text-align="center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-color="#5eb91e"/>
      <style:paragraph-properties fo:text-align="center"/>
      <style:text-properties fo:font-size="13pt" style:font-size-asian="13pt" style:font-size-complex="13pt"/>
    </style:style>
    <style:style style:name="P18" style:family="paragraph">
      <style:paragraph-properties fo:margin-left="0cm" fo:margin-right="0cm" fo:text-align="center" fo:text-indent="0cm"/>
      <style:text-properties style:font-name="Liberation Sans" fo:font-size="13pt" style:letter-kerning="true" style:font-name-asian="Microsoft YaHei" style:font-size-asian="13pt" style:font-name-complex="Mangal" style:font-size-complex="13pt"/>
    </style:style>
    <style:style style:name="P19" style:family="paragraph">
      <loext:graphic-properties draw:fill-color="#5eb91e"/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Liberation Sans" fo:font-size="10.5pt" style:letter-kerning="true" style:font-name-asian="Microsoft YaHei" style:font-size-asian="10.5pt" style:font-name-complex="Mangal" style:font-size-complex="10.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.59999990463257pt" style:font-size-asian="3.59999990463257pt" style:font-size-complex="3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ystem Architecture</text:p>
          </draw:text-box>
        </draw:frame>
        <draw:custom-shape draw:style-name="gr1" draw:text-style-name="P1" draw:layer="layout" svg:width="4.064cm" svg:height="9.144cm" svg:x="6.774cm" svg:y="3.734cm">
          <text:p text:style-name="P1">CP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378cm" svg:y="5.258cm">
          <text:p text:style-name="P1">6581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5.918cm" svg:y="5.258cm">
          <text:p text:style-name="P1">FRAM</text:p>
          <text:p text:style-name="P1">512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9.728cm" svg:y="5.258cm">
          <text:p text:style-name="P1">VI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268cm" svg:y="5.258cm">
          <text:p text:style-name="P1">PIA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768cm" svg:y="5.258cm">
          <text:p text:style-name="P1">PIA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.202cm" svg:y="5.258cm">
          <text:p text:style-name="P1">VRAM</text:p>
          <text:p text:style-name="P1">512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086cm" svg:height="0.508cm" svg:x="10.838cm" svg:y="3.988cm">
          <text:p text:style-name="P1"><text:span text:style-name="T1">D0-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72cm" svg:height="0.508cm" svg:x="17.272cm" svg:y="9.188cm">
          <text:p text:style-name="P1"><text:span text:style-name="T2">A0-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0.374cm" svg:x="21.844cm" svg:y="9.322cm">
          <text:p text:style-name="P1"><text:span text:style-name="T3">A0-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302cm" svg:height="0.874cm" svg:x="14.732cm" svg:y="8.814cm">
          <text:p text:style-name="P1"><text:span text:style-name="T2">A0-14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488cm" svg:height="0.874cm" svg:x="2.286cm" svg:y="8.702cm">
          <text:p text:style-name="P1"><text:span text:style-name="T2">RAMA0-1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408cm" svg:height="0.874cm" svg:x="10.832cm" svg:y="8.814cm">
          <text:p text:style-name="P1"><text:span text:style-name="T2">A0-1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554cm" svg:height="0.874cm" draw:transform="rotate (1.57201805727129) translate (16.872cm 8.815cm)">
          <text:p text:style-name="P1"><text:span text:style-name="T2">A0-14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926cm" svg:height="0.457cm" draw:transform="rotate (1.57201805727129) translate (20.572cm 9.188cm)">
          <text:p text:style-name="P1"><text:span text:style-name="T2">A0-3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06cm" svg:height="0.457cm" draw:transform="rotate (1.57201805727129) translate (23.172cm 9.322cm)">
          <text:p text:style-name="P1"><text:span text:style-name="T2">A0-1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06cm" svg:height="0.457cm" draw:transform="rotate (1.57201805727129) translate (25.571cm 9.322cm)">
          <text:p text:style-name="P1"><text:span text:style-name="T2">A0-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cm" svg:height="0.389cm" draw:transform="rotate (1.57201805727129) translate (16.256cm 8.56cm)">
          <text:p text:style-name="P1"><text:span text:style-name="T4">FA15-18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416cm" svg:height="0.389cm" svg:x="10.838cm" svg:y="8.171cm">
          <text:p text:style-name="P1"><text:span text:style-name="T4">FA15-18 <text:s text:c="24"/>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3" draw:layer="layout" svg:width="1.554cm" svg:height="0.874cm" draw:transform="rotate (1.57201805727129) translate (13.972cm 8.814cm)">
          <text:p text:style-name="P1"><text:span text:style-name="T2">A0-15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62cm" svg:height="0.508cm" draw:transform="rotate (1.5707963267949) translate (14.184cm 5.258cm)">
          <text:p text:style-name="P1"><text:span text:style-name="T5">D0-7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62cm" svg:height="0.508cm" draw:transform="rotate (1.5707963267949) translate (16.684cm 5.258cm)">
          <text:p text:style-name="P1"><text:span text:style-name="T5">D0-7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62cm" svg:height="0.508cm" draw:transform="rotate (1.5707963267949) translate (20.484cm 5.258cm)">
          <text:p text:style-name="P1"><text:span text:style-name="T5">D0-7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62cm" svg:height="0.508cm" draw:transform="rotate (1.5707963267949) translate (23.084cm 5.258cm)">
          <text:p text:style-name="P1"><text:span text:style-name="T5">D0-7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62cm" svg:height="0.508cm" draw:transform="rotate (1.5707963267949) translate (25.484cm 5.258cm)">
          <text:p text:style-name="P1"><text:span text:style-name="T5">D0-7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412cm" svg:height="0.874cm" draw:transform="skewX (-0.00575958653158129) rotate (1.56451314148772) translate (2.782cm 8.702cm)">
          <text:p text:style-name="P1"><text:span text:style-name="T2">RAM</text:span><text:span text:style-name="T2"><text:line-break/></text:span><text:span text:style-name="T2">A0-18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536cm" svg:height="0.508cm" svg:x="2.238cm" svg:y="3.988cm">
          <text:p text:style-name="P1"><text:span text:style-name="T1">RAMD0-7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62cm" svg:height="0.508cm" draw:transform="rotate (1.5707963267949) translate (2.884cm 5.258cm)">
          <text:p text:style-name="P1"><text:span text:style-name="T5">D0-7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71cm" svg:height="1.016cm" svg:x="4.064cm" svg:y="11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7" draw:layer="layout" svg:width="2.263cm" svg:height="2.384cm" svg:x="1.801cm" svg:y="10.494cm">
          <draw:text-box>
            <text:p>VGA</text:p>
            <text:p>Video</text:p>
            <text:p>output</text:p>
          </draw:text-box>
        </draw:frame>
        <draw:custom-shape draw:style-name="gr3" draw:text-style-name="P2" draw:layer="layout" svg:width="16.086cm" svg:height="0.508cm" svg:x="10.838cm" svg:y="10.988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032cm" svg:height="2.032cm" svg:x="13.208cm" svg:y="12.192cm">
          <text:p text:style-name="P1"><text:span text:style-name="T6">Flash</text:span><text:span text:style-name="T6"><text:line-break/></text:span><text:span text:style-name="T6">Boot</text:span><text:span text:style-name="T6"><text:line-break/></text:span><text:span text:style-name="T6">ROM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032cm" svg:height="2.032cm" svg:x="15.708cm" svg:y="12.192cm">
          <text:p text:style-name="P1"><text:span text:style-name="T6">USB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032cm" svg:height="2.032cm" svg:x="18.208cm" svg:y="12.192cm">
          <text:p text:style-name="P1"><text:span text:style-name="T6">Eth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032cm" svg:height="2.032cm" svg:x="20.608cm" svg:y="12.192cm">
          <text:p text:style-name="P1"><text:span text:style-name="T6">RTC / </text:span><text:span text:style-name="T6"><text:line-break/></text:span><text:span text:style-name="T6">NVRAM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032cm" svg:height="2.032cm" svg:x="23.008cm" svg:y="12.192cm">
          <text:p text:style-name="P1"><text:span text:style-name="T6">SD-</text:span><text:span text:style-name="T6"><text:line-break/></text:span><text:span text:style-name="T6">Card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692cm" svg:height="0.457cm" draw:transform="rotate (1.57201805727129) translate (13.972cm 12.188cm)">
          <text:p text:style-name="P1"><text:span text:style-name="T2">SPI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692cm" svg:height="0.457cm" draw:transform="rotate (1.57201805727129) translate (16.471cm 12.188cm)">
          <text:p text:style-name="P1"><text:span text:style-name="T2">SPI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692cm" svg:height="0.457cm" draw:transform="rotate (1.57201805727129) translate (18.97cm 12.188cm)">
          <text:p text:style-name="P1"><text:span text:style-name="T2">SPI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692cm" svg:height="0.457cm" draw:transform="rotate (1.57201805727129) translate (21.369cm 12.188cm)">
          <text:p text:style-name="P1"><text:span text:style-name="T2">SPI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692cm" svg:height="0.457cm" draw:transform="rotate (1.57201805727129) translate (23.768cm 12.188cm)">
          <text:p text:style-name="P1"><text:span text:style-name="T2">S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><text:span text:style-name="T7">Memory Map (boot)</text:span></text:p>
          </draw:text-box>
        </draw:frame>
        <draw:custom-shape draw:style-name="gr21" draw:text-style-name="P11" draw:layer="layout" svg:width="13.636cm" svg:height="0.897cm" svg:x="7.13cm" svg:y="11.131cm">
          <text:p text:style-name="P1"><text:span text:style-name="T1">Physical address spa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6.818cm" svg:height="0.897cm" svg:x="7.13cm" svg:y="10.251cm">
          <text:p text:style-name="P1"><text:span text:style-name="T1">512k F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6.818cm" svg:height="0.897cm" svg:x="13.92cm" svg:y="10.251cm">
          <text:p text:style-name="P1"><text:span text:style-name="T1">512k VRAM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005cm" svg:height="0.897cm" svg:x="13.948cm" svg:y="9.354cm">
          <text:p text:style-name="P1"><text:span text:style-name="T4">64k video </text:span><text:span text:style-name="T4"><text:line-break/></text:span><text:span text:style-name="T4">ba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005cm" svg:height="0.897cm" svg:x="7.13cm" svg:y="9.354cm">
          <text:p text:style-name="P1"><text:span text:style-name="T4">64k </text:span><text:span text:style-name="T4"><text:line-break/></text:span><text:span text:style-name="T4">bank0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005cm" svg:height="0.897cm" svg:x="9.025cm" svg:y="9.354cm">
          <text:p text:style-name="P1"><text:span text:style-name="T4">64k 8296</text:span></text:p>
          <text:p text:style-name="P1"><text:span text:style-name="T4">Ext. bank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3.636cm" svg:height="0.897cm" svg:x="7.13cm" svg:y="4.418cm">
          <text:p text:style-name="P14"><text:span text:style-name="T8">CPU address space (lower 1M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2.918cm" svg:height="0.897cm" svg:x="11.03cm" svg:y="9.354cm">
          <text:p text:style-name="P1"><text:span text:style-name="T4">Banks 2 … 7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4.813cm" svg:height="0.897cm" svg:x="15.953cm" svg:y="9.354cm">
          <text:p text:style-name="P1"><text:span text:style-name="T4">Banks 9 … 15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6.796cm" svg:height="0.898cm" svg:x="13.97cm" svg:y="5.315cm">
          <text:p text:style-name="P1"><text:span text:style-name="T4">Banks 8 … 15</text:span></text:p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7.526cm" svg:y1="6.213cm" svg:x2="11.176cm" svg:y2="9.354cm">
          <text:p text:style-name="P1"/>
        </draw:line>
        <draw:line draw:style-name="gr28" draw:text-style-name="P16" draw:layer="layout" svg:x1="10.668cm" svg:y1="6.213cm" svg:x2="17.272cm" svg:y2="9.354cm">
          <text:p text:style-name="P1"/>
        </draw:line>
        <draw:custom-shape draw:style-name="gr27" draw:text-style-name="P5" draw:layer="layout" svg:width="6.796cm" svg:height="0.898cm" svg:x="7.17cm" svg:y="5.315cm">
          <text:p text:style-name="P1"><text:span text:style-name="T4">Banks 0 … 7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005cm" svg:height="0.897cm" svg:x="7.112cm" svg:y="5.334cm">
          <text:p text:style-name="P1"><text:span text:style-name="T4">64k </text:span><text:span text:style-name="T4"><text:line-break/></text:span><text:span text:style-name="T4">bank0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897cm" svg:height="0.227cm" draw:transform="rotate (1.5707963267949) translate (8.89cm 6.231cm)">
          <text:p text:style-name="P1"><text:span text:style-name="T4">ipl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897cm" svg:height="0.227cm" draw:transform="rotate (1.5707963267949) translate (15.748cm 10.251cm)">
          <text:p text:style-name="P18"><text:span text:style-name="T3">ipl</text:span></text:p>
          <draw:enhanced-geometry svg:viewBox="0 0 21600 21600" draw:type="rectangle" draw:enhanced-path="M 0 0 L 21600 0 21600 21600 0 21600 0 0 Z N"/>
        </draw:custom-shape>
        <draw:line draw:style-name="gr30" draw:text-style-name="P16" draw:layer="layout" svg:x1="8.89cm" svg:y1="6.231cm" svg:x2="15.748cm" svg:y2="9.354cm">
          <text:p/>
        </draw:line>
        <draw:frame draw:style-name="gr18" draw:text-style-name="P20" draw:layer="layout" svg:width="14.387cm" svg:height="1.199cm" svg:x="6.949cm" svg:y="12.446cm">
          <draw:text-box>
            <text:p><text:span text:style-name="T9">The CPLD can only write (the IPL code from Flash) to VRAM, so the initial</text:span></text:p>
            <text:p><text:span text:style-name="T9">Mapping maps VRAM to banks 0-7 of the CPU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><text:span text:style-name="T7">Memory Map</text:span></text:p>
          </draw:text-box>
        </draw:frame>
        <draw:custom-shape draw:style-name="gr31" draw:text-style-name="P5" draw:layer="layout" svg:width="0.919cm" svg:height="0.898cm" svg:x="7.13cm" svg:y="5.315cm">
          <text:p text:style-name="P1"><text:span text:style-name="T4">0-32k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3.636cm" svg:height="0.897cm" svg:x="7.13cm" svg:y="11.131cm">
          <text:p text:style-name="P1"><text:span text:style-name="T1">Physical address spa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6.818cm" svg:height="0.897cm" svg:x="7.13cm" svg:y="10.251cm">
          <text:p text:style-name="P1"><text:span text:style-name="T1">512k F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6.818cm" svg:height="0.897cm" svg:x="13.92cm" svg:y="10.251cm">
          <text:p text:style-name="P1"><text:span text:style-name="T1">512k VRAM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005cm" svg:height="0.897cm" svg:x="13.948cm" svg:y="9.354cm">
          <text:p text:style-name="P1"><text:span text:style-name="T4">64k video </text:span><text:span text:style-name="T4"><text:line-break/></text:span><text:span text:style-name="T4">ba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005cm" svg:height="0.897cm" svg:x="7.13cm" svg:y="9.354cm">
          <text:p text:style-name="P1"><text:span text:style-name="T4">64k </text:span><text:span text:style-name="T4"><text:line-break/></text:span><text:span text:style-name="T4">bank0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005cm" svg:height="0.897cm" svg:x="9.025cm" svg:y="9.354cm">
          <text:p text:style-name="P1"><text:span text:style-name="T4">64k 8296</text:span></text:p>
          <text:p text:style-name="P1"><text:span text:style-name="T4">Ext. ba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3.636cm" svg:height="0.897cm" svg:x="7.13cm" svg:y="4.418cm">
          <text:p text:style-name="P14"><text:span text:style-name="T8">CPU address space (lower 1M)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919cm" svg:height="0.898cm" svg:x="8.059cm" svg:y="5.315cm">
          <text:p text:style-name="P1"><text:span text:style-name="T4">32-</text:span><text:span text:style-name="T4"><text:line-break/></text:span><text:span text:style-name="T4">64k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2.918cm" svg:height="0.897cm" svg:x="11.03cm" svg:y="9.354cm">
          <text:p text:style-name="P1"><text:span text:style-name="T4">Banks 2 … 7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4.813cm" svg:height="0.897cm" svg:x="15.953cm" svg:y="9.354cm">
          <text:p text:style-name="P1"><text:span text:style-name="T4">Banks 9 … 15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xml:id="id1" draw:id="id1" draw:layer="layout" svg:width="0.274cm" svg:height="0.897cm" svg:x="8.059cm" svg:y="6.199cm">
          <text:p text:style-name="P1"><text:span text:style-name="T4">4k</text:span><text:span text:style-name="T4"><text:line-break/></text:span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401cm" svg:height="0.898cm" svg:x="13.948cm" svg:y="8.456cm">
          <text:p text:style-name="P1"><text:span text:style-name="T4">8k</text:span><text:span text:style-name="T4"><text:line-break/></text:span><text:span text:style-name="T4">Chr</text:span></text:p>
          <text:p text:style-name="P1"><text:span text:style-name="T4">rom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xml:id="id2" draw:id="id2" draw:layer="layout" svg:width="0.402cm" svg:height="0.898cm" svg:x="14.895cm" svg:y="8.456cm">
          <text:p text:style-name="P1"><text:span text:style-name="T4">8k</text:span><text:span text:style-name="T4"><text:line-break/></text:span><text:span text:style-name="T4">Chr</text:span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11.76cm" svg:height="0.898cm" svg:x="9.006cm" svg:y="5.315cm">
          <text:p text:style-name="P1"><text:span text:style-name="T4">Banks 1 … 15</text:span></text:p>
          <draw:enhanced-geometry svg:viewBox="0 0 21600 21600" draw:type="rectangle" draw:enhanced-path="M 0 0 L 21600 0 21600 21600 0 21600 0 0 Z N"/>
        </draw:custom-shape>
        <draw:connector draw:style-name="gr36" draw:text-style-name="P16" draw:layer="layout" draw:type="lines" svg:x1="8.196cm" svg:y1="7.096cm" svg:x2="15.096cm" svg:y2="8.456cm" draw:start-shape="id1" draw:start-glue-point="2" draw:end-shape="id2" draw:end-glue-point="0" svg:d="M8196 7096v500l6900 359v501" svg:viewBox="0 0 6901 1361">
          <text:p/>
        </draw:connector>
        <draw:line draw:style-name="gr28" draw:text-style-name="P16" draw:layer="layout" svg:x1="7.531cm" svg:y1="6.213cm" svg:x2="7.531cm" svg:y2="9.354cm">
          <text:p/>
        </draw:line>
        <draw:frame draw:style-name="gr37" draw:text-style-name="P21" draw:layer="layout" svg:width="2.229cm" svg:height="1.213cm" svg:x="5.83cm" svg:y="6.858cm">
          <draw:text-box>
            <text:p><text:span text:style-name="T4">Any of 16</text:span></text:p>
            <text:p><text:span text:style-name="T4">32k blocks</text:span></text:p>
            <text:p><text:span text:style-name="T4">In FRAM</text:span></text:p>
          </draw:text-box>
        </draw:frame>
        <draw:frame draw:style-name="gr38" draw:text-style-name="P21" draw:layer="layout" svg:width="3.032cm" svg:height="0.826cm" svg:x="10.43cm" svg:y="8.064cm">
          <draw:text-box>
            <text:p><text:span text:style-name="T4">Any of four 2k positions in video bank</text:span></text:p>
          </draw:text-box>
        </draw:frame>
        <draw:line draw:style-name="gr28" draw:text-style-name="P16" draw:layer="layout" svg:x1="8.637cm" svg:y1="6.213cm" svg:x2="8.637cm" svg:y2="9.354cm">
          <text:p/>
        </draw:line>
        <draw:frame draw:style-name="gr39" draw:text-style-name="P21" draw:layer="layout" svg:width="3.097cm" svg:height="1.076cm" svg:x="8.636cm" svg:y="6.29cm">
          <draw:text-box>
            <text:p><text:span text:style-name="T4">Bank 0, or</text:span></text:p>
            <text:p><text:span text:style-name="T4">8296 mem expansion</text:span></text:p>
            <text:p><text:span text:style-name="T4">In bank 1</text:span></text:p>
          </draw:text-box>
        </draw:frame>
        <presentation:notes draw:style-name="dp1">
          <draw:page-thumbnail draw:style-name="gr20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18.137000000</meta:creation-date>
    <meta:generator>LibreOffice/6.4.7.2$Linux_X86_64 LibreOffice_project/40$Build-2</meta:generator>
    <dc:date>2021-07-31T00:47:38.924846553</dc:date>
    <meta:editing-duration>PT17M22S</meta:editing-duration>
    <meta:editing-cycles>4</meta:editing-cycles>
    <meta:document-statistic meta:object-count="110"/>
  </office:meta>
</office:document-meta>
</file>